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101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101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60"/>
          <table:table-cell table:number-columns-repeated="9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1:51:25.304454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4-12T12:05:37.569907976</dc:date>
    <meta:editing-duration>PT10H41M11S</meta:editing-duration>
    <meta:editing-cycles>99</meta:editing-cycles>
    <meta:generator>LibreOffice/6.2.8.2$Linux_X86_64 LibreOffice_project/20$Build-2</meta:generator>
    <meta:document-statistic meta:table-count="30" meta:cell-count="1024" meta:object-count="0"/>
  </office:meta>
</office:document-meta>
</file>